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ine_20_with_20_Fine_20_Dots" svg:stroke-width="0.318cm" svg:stroke-color="#0a2219" draw:marker-start-width="0.67cm" draw:marker-end-width="0.67cm" draw:fill="none" draw:fill-color="#729fcf" draw:textarea-vertical-align="middle" fo:padding-top="0.277cm" fo:padding-bottom="0.277cm" fo:padding-left="0.402cm" fo:padding-right="0.402cm" draw:shadow="hidden" draw:shadow-color="#0a1310"/>
    </style:style>
    <style:style style:name="gr2" style:family="graphic" style:parent-style-name="objectwithoutfill">
      <style:graphic-properties draw:stroke="dash" draw:stroke-dash="Ultrafine_20_Dashed" svg:stroke-width="0.318cm" svg:stroke-color="#185f45" draw:marker-start-width="0.675cm" draw:marker-end-width="0.675cm" svg:stroke-opacity="100%" draw:fill="solid" draw:fill-color="#729fcf" draw:opacity="100%" draw:textarea-vertical-align="middle" fo:padding-top="0.282cm" fo:padding-bottom="0.282cm" fo:padding-left="0.407cm" fo:padding-right="0.407cm" draw:shadow="visible" draw:shadow-offset-x="0.071cm" draw:shadow-offset-y="0cm"/>
    </style:style>
    <style:style style:name="gr3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4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5" style:family="graphic" style:parent-style-name="objectwithoutfill">
      <style:graphic-properties draw:stroke="solid" draw:stroke-dash="Fine_20_Dashed" svg:stroke-width="0.159cm" svg:stroke-color="#185f45" draw:marker-start-width="0.436cm" draw:marker-end-width="0.436cm" svg:stroke-opacity="100%" draw:fill="solid" draw:fill-color="#729fcf" draw:opacity="100%" draw:textarea-vertical-align="middle" fo:padding-top="0.202cm" fo:padding-bottom="0.202cm" fo:padding-left="0.327cm" fo:padding-right="0.327cm" draw:shadow="visible" draw:shadow-offset-x="0.071cm" draw:shadow-offset-y="0cm"/>
    </style:style>
    <style:style style:name="gr6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7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8" style:family="graphic" style:parent-style-name="standard">
      <style:graphic-properties draw:stroke="solid" draw:stroke-dash="Ultrafine_20_Dashed" svg:stroke-width="0.053cm" svg:stroke-color="#185f45" draw:marker-start-width="0.279cm" draw:marker-end-width="0.279cm" draw:fill-color="#0c5745" draw:textarea-vertical-align="middle" draw:auto-grow-height="false" fo:min-height="0.325cm" fo:min-width="0.156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a1310" draw:marker-start-width="0.321cm" draw:marker-end-width="0.321cm" draw:fill-color="#0a1310" draw:textarea-vertical-align="middle" draw:auto-grow-height="false" fo:min-height="0.086cm" fo:min-width="0.001cm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gr11" style:family="graphic" style:parent-style-name="standard" style:list-style-name="L1">
      <style:graphic-properties draw:stroke="none" draw:fill="none" draw:fill-color="#729fcf" draw:textarea-horizontal-align="justify" draw:textarea-vertical-align="middle" draw:auto-grow-height="false" fo:min-height="2.29cm" fo:min-width="5.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729fc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729fcf"/>
      <style:paragraph-properties fo:text-align="start"/>
      <style:text-properties fo:color="#0a2219" style:font-name="FreeMono" fo:letter-spacing="0.192cm"/>
    </style:style>
    <style:style style:name="P5" style:family="paragraph">
      <loext:graphic-properties draw:fill="none" draw:fill-color="#729fcf"/>
      <style:paragraph-properties fo:text-align="start"/>
      <style:text-properties fo:color="#185f45" style:font-name="FreeMono" fo:letter-spacing="0.192cm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729fcf"/>
      <style:paragraph-properties fo:text-align="start"/>
      <style:text-properties fo:color="#0a2219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P7" style:family="paragraph">
      <loext:graphic-properties draw:fill-color="#0c5745"/>
      <style:paragraph-properties fo:text-align="center"/>
    </style:style>
    <style:style style:name="P8" style:family="paragraph">
      <loext:graphic-properties draw:fill-color="#0a1310"/>
      <style:paragraph-properties fo:text-align="center"/>
    </style:style>
    <style:style style:name="T1" style:family="text">
      <style:text-properties fo:color="#0a2219" style:text-position="0% 100%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color="#185f45" style:font-name="FreeMono" fo:font-size="48pt" fo:letter-spacing="0.192cm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fo:color="#0a2219" style:text-position="0% 100%" style:font-name="FreeMono" fo:font-size="58pt" fo:letter-spacing="0.192cm" fo:font-style="italic" fo:font-weight="bold" style:font-size-asian="58pt" style:font-style-asian="italic" style:font-weight-asian="bold" style:font-size-complex="58pt" style:font-style-complex="italic" style:font-weight-complex="bold"/>
    </style:style>
    <style:style style:name="T4" style:family="text">
      <style:text-properties fo:color="#185f45" style:font-name="FreeMono" fo:font-size="54pt" fo:letter-spacing="0.192cm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.81cm" svg:y1="14.424cm" svg:x2="6.54cm" svg:y2="8.582cm">
              <text:p/>
            </draw:line>
            <draw:line draw:style-name="gr1" draw:text-style-name="P1" draw:layer="layout" svg:x1="8.87cm" svg:y1="12.522cm" svg:x2="6.541cm" svg:y2="8.582cm">
              <text:p/>
            </draw:line>
            <draw:line draw:style-name="gr1" draw:text-style-name="P1" draw:layer="layout" svg:x1="8.87cm" svg:y1="12.523cm" svg:x2="10.709cm" svg:y2="8.723cm">
              <text:p/>
            </draw:line>
            <draw:line draw:style-name="gr1" draw:text-style-name="P1" draw:layer="layout" svg:x1="12.811cm" svg:y1="14.119cm" svg:x2="10.709cm" svg:y2="8.723cm">
              <text:p/>
            </draw:line>
            <draw:line draw:style-name="gr1" draw:text-style-name="P1" draw:layer="layout" svg:x1="7.731cm" svg:y1="10.563cm" svg:x2="6.545cm" svg:y2="8.528cm">
              <text:p/>
            </draw:line>
            <draw:line draw:style-name="gr1" draw:text-style-name="P1" draw:layer="layout" svg:x1="7.731cm" svg:y1="10.564cm" svg:x2="6.545cm" svg:y2="8.529cm">
              <text:p/>
            </draw:line>
            <draw:line draw:style-name="gr1" draw:text-style-name="P1" draw:layer="layout" svg:x1="7.731cm" svg:y1="10.565cm" svg:x2="6.545cm" svg:y2="8.53cm">
              <text:p/>
            </draw:line>
            <draw:line draw:style-name="gr1" draw:text-style-name="P1" draw:layer="layout" svg:x1="7.731cm" svg:y1="10.566cm" svg:x2="6.545cm" svg:y2="8.531cm">
              <text:p/>
            </draw:line>
            <draw:line draw:style-name="gr1" draw:text-style-name="P1" draw:layer="layout" svg:x1="7.731cm" svg:y1="10.567cm" svg:x2="6.545cm" svg:y2="8.532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  <draw:line draw:style-name="gr1" draw:text-style-name="P1" draw:layer="layout" svg:x1="7.731cm" svg:y1="10.568cm" svg:x2="6.545cm" svg:y2="8.533cm">
              <text:p/>
            </draw:line>
          </draw:g>
          <draw:g>
            <draw:line draw:style-name="gr2" draw:text-style-name="P2" draw:layer="layout" svg:x1="6.038cm" svg:y1="13.903cm" svg:x2="7.641cm" svg:y2="8.45cm">
              <text:p/>
            </draw:line>
            <draw:line draw:style-name="gr2" draw:text-style-name="P2" draw:layer="layout" svg:x1="10.241cm" svg:y1="12.771cm" svg:x2="7.643cm" svg:y2="8.45cm">
              <text:p/>
            </draw:line>
            <draw:line draw:style-name="gr2" draw:text-style-name="P2" draw:layer="layout" svg:x1="10.241cm" svg:y1="12.771cm" svg:x2="12.386cm" svg:y2="8.701cm">
              <text:p/>
            </draw:line>
            <draw:line draw:style-name="gr2" draw:text-style-name="P2" draw:layer="layout" svg:x1="14.262cm" svg:y1="14.963cm" svg:x2="12.385cm" svg:y2="8.7cm">
              <text:p/>
            </draw:line>
          </draw:g>
          <draw:custom-shape draw:style-name="gr3" draw:text-style-name="P4" draw:layer="layout" svg:width="6.35cm" svg:height="2.54cm" svg:x="4.937cm" svg:y="12.876cm">
            <text:p text:style-name="P3"><text:span text:style-name="T1">uur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6.35cm" svg:height="2.54cm" svg:x="14.237cm" svg:y="13.276cm">
            <text:p text:style-name="P3"><text:span text:style-name="T2">usic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line draw:style-name="gr1" draw:text-style-name="P1" draw:layer="layout" svg:x1="4.573cm" svg:y1="22.425cm" svg:x2="6.303cm" svg:y2="16.583cm">
                <text:p/>
              </draw:line>
              <draw:line draw:style-name="gr1" draw:text-style-name="P1" draw:layer="layout" svg:x1="8.633cm" svg:y1="20.523cm" svg:x2="6.304cm" svg:y2="16.583cm">
                <text:p/>
              </draw:line>
              <draw:line draw:style-name="gr1" draw:text-style-name="P1" draw:layer="layout" svg:x1="8.633cm" svg:y1="20.524cm" svg:x2="10.472cm" svg:y2="16.724cm">
                <text:p/>
              </draw:line>
              <draw:line draw:style-name="gr1" draw:text-style-name="P1" draw:layer="layout" svg:x1="13.161cm" svg:y1="23.587cm" svg:x2="10.472cm" svg:y2="16.724cm">
                <text:p/>
              </draw:line>
              <draw:line draw:style-name="gr1" draw:text-style-name="P1" draw:layer="layout" svg:x1="7.494cm" svg:y1="18.564cm" svg:x2="6.308cm" svg:y2="16.529cm">
                <text:p/>
              </draw:line>
              <draw:line draw:style-name="gr1" draw:text-style-name="P1" draw:layer="layout" svg:x1="7.494cm" svg:y1="18.565cm" svg:x2="6.308cm" svg:y2="16.53cm">
                <text:p/>
              </draw:line>
              <draw:line draw:style-name="gr1" draw:text-style-name="P1" draw:layer="layout" svg:x1="7.494cm" svg:y1="18.566cm" svg:x2="6.308cm" svg:y2="16.531cm">
                <text:p/>
              </draw:line>
              <draw:line draw:style-name="gr1" draw:text-style-name="P1" draw:layer="layout" svg:x1="7.494cm" svg:y1="18.567cm" svg:x2="6.308cm" svg:y2="16.532cm">
                <text:p/>
              </draw:line>
              <draw:line draw:style-name="gr1" draw:text-style-name="P1" draw:layer="layout" svg:x1="7.494cm" svg:y1="18.568cm" svg:x2="6.308cm" svg:y2="16.533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  <draw:line draw:style-name="gr1" draw:text-style-name="P1" draw:layer="layout" svg:x1="7.494cm" svg:y1="18.569cm" svg:x2="6.308cm" svg:y2="16.534cm">
                <text:p/>
              </draw:line>
            </draw:g>
            <draw:g>
              <draw:line draw:style-name="gr5" draw:text-style-name="P2" draw:layer="layout" svg:x1="5.287cm" svg:y1="23.206cm" svg:x2="7.404cm" svg:y2="16.451cm">
                <text:p/>
              </draw:line>
              <draw:line draw:style-name="gr5" draw:text-style-name="P2" draw:layer="layout" svg:x1="10.004cm" svg:y1="20.772cm" svg:x2="7.406cm" svg:y2="16.451cm">
                <text:p/>
              </draw:line>
              <draw:line draw:style-name="gr5" draw:text-style-name="P2" draw:layer="layout" svg:x1="10.004cm" svg:y1="20.772cm" svg:x2="12.149cm" svg:y2="16.702cm">
                <text:p/>
              </draw:line>
              <draw:line draw:style-name="gr5" draw:text-style-name="P2" draw:layer="layout" svg:x1="13.748cm" svg:y1="22.142cm" svg:x2="12.148cm" svg:y2="16.701cm">
                <text:p/>
              </draw:line>
            </draw:g>
            <draw:custom-shape draw:style-name="gr6" draw:text-style-name="P6" draw:layer="layout" svg:width="6.35cm" svg:height="2.54cm" svg:x="13.042cm" svg:y="21.85cm">
              <text:p text:style-name="P3"><text:span text:style-name="T3">usic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6.35cm" svg:height="2.54cm" svg:x="5.3cm" svg:y="21.777cm">
              <text:p text:style-name="P3"><text:span text:style-name="T4">uur</text:span><text:span text:style-name="T4">i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0.708cm" svg:height="0.627cm" svg:x="16.596cm" svg:y="22.142cm">
              <text:p/>
  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  </draw:custom-shape>
            <draw:custom-shape draw:style-name="gr9" draw:text-style-name="P8" draw:layer="layout" svg:width="0.581cm" svg:height="0.416cm" svg:x="9.996cm" svg:y="22.254cm">
              <text:p/>
              <draw:enhanced-geometry svg:viewBox="0 0 780 907" draw:type="non-primitive" draw:enhanced-path="M 390 0 L 492 276 780 228 594 457 780 679 492 631 390 907 288 631 0 679 186 457 0 228 288 276 390 0 Z N"/>
            </draw:custom-shape>
          </draw:g>
        </draw:g>
      </draw:page>
      <draw:page draw:name="page2" draw:style-name="dp1" draw:master-page-name="Default">
        <draw:g>
          <draw:g>
            <draw:line draw:style-name="gr1" draw:text-style-name="P1" draw:layer="layout" svg:x1="4.494cm" svg:y1="22.385cm" svg:x2="6.224cm" svg:y2="16.543cm">
              <text:p/>
            </draw:line>
            <draw:line draw:style-name="gr1" draw:text-style-name="P1" draw:layer="layout" svg:x1="8.554cm" svg:y1="20.483cm" svg:x2="6.225cm" svg:y2="16.543cm">
              <text:p/>
            </draw:line>
            <draw:line draw:style-name="gr1" draw:text-style-name="P1" draw:layer="layout" svg:x1="8.554cm" svg:y1="20.484cm" svg:x2="10.393cm" svg:y2="16.684cm">
              <text:p/>
            </draw:line>
            <draw:line draw:style-name="gr1" draw:text-style-name="P1" draw:layer="layout" svg:x1="13.082cm" svg:y1="23.547cm" svg:x2="10.393cm" svg:y2="16.684cm">
              <text:p/>
            </draw:line>
            <draw:line draw:style-name="gr1" draw:text-style-name="P1" draw:layer="layout" svg:x1="7.415cm" svg:y1="18.524cm" svg:x2="6.229cm" svg:y2="16.489cm">
              <text:p/>
            </draw:line>
            <draw:line draw:style-name="gr1" draw:text-style-name="P1" draw:layer="layout" svg:x1="7.415cm" svg:y1="18.525cm" svg:x2="6.229cm" svg:y2="16.49cm">
              <text:p/>
            </draw:line>
            <draw:line draw:style-name="gr1" draw:text-style-name="P1" draw:layer="layout" svg:x1="7.415cm" svg:y1="18.526cm" svg:x2="6.229cm" svg:y2="16.491cm">
              <text:p/>
            </draw:line>
            <draw:line draw:style-name="gr1" draw:text-style-name="P1" draw:layer="layout" svg:x1="7.415cm" svg:y1="18.527cm" svg:x2="6.229cm" svg:y2="16.492cm">
              <text:p/>
            </draw:line>
            <draw:line draw:style-name="gr1" draw:text-style-name="P1" draw:layer="layout" svg:x1="7.415cm" svg:y1="18.528cm" svg:x2="6.229cm" svg:y2="16.493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  <draw:line draw:style-name="gr1" draw:text-style-name="P1" draw:layer="layout" svg:x1="7.415cm" svg:y1="18.529cm" svg:x2="6.229cm" svg:y2="16.494cm">
              <text:p/>
            </draw:line>
          </draw:g>
          <draw:g>
            <draw:line draw:style-name="gr5" draw:text-style-name="P2" draw:layer="layout" svg:x1="5.208cm" svg:y1="23.166cm" svg:x2="7.325cm" svg:y2="16.411cm">
              <text:p/>
            </draw:line>
            <draw:line draw:style-name="gr5" draw:text-style-name="P2" draw:layer="layout" svg:x1="9.925cm" svg:y1="20.732cm" svg:x2="7.327cm" svg:y2="16.411cm">
              <text:p/>
            </draw:line>
            <draw:line draw:style-name="gr5" draw:text-style-name="P2" draw:layer="layout" svg:x1="9.925cm" svg:y1="20.732cm" svg:x2="12.07cm" svg:y2="16.662cm">
              <text:p/>
            </draw:line>
            <draw:line draw:style-name="gr5" draw:text-style-name="P2" draw:layer="layout" svg:x1="13.669cm" svg:y1="22.102cm" svg:x2="12.069cm" svg:y2="16.661cm">
              <text:p/>
            </draw:line>
          </draw:g>
          <draw:custom-shape draw:style-name="gr10" draw:text-style-name="P6" draw:layer="layout" svg:width="6.35cm" svg:height="2.54cm" svg:x="12.963cm" svg:y="21.81cm">
            <text:p text:style-name="P3"><text:span text:style-name="T3">usi</text:span><text:span text:style-name="T3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6.35cm" svg:height="2.54cm" svg:x="5.221cm" svg:y="21.737cm">
            <text:p text:style-name="P3"><text:span text:style-name="T4">uur</text:span><text:span text:style-name="T4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708cm" svg:height="0.627cm" svg:x="16.517cm" svg:y="22.102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  <draw:custom-shape draw:style-name="gr9" draw:text-style-name="P8" draw:layer="layout" svg:width="0.581cm" svg:height="0.416cm" svg:x="9.917cm" svg:y="22.214cm">
            <text:p/>
  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8:07:21.106664338</meta:creation-date>
    <dc:date>2021-01-23T23:51:19.360227076</dc:date>
    <meta:editing-duration>PT34M22S</meta:editing-duration>
    <meta:editing-cycles>9</meta:editing-cycles>
    <meta:generator>LibreOffice/6.0.7.3$Linux_X86_64 LibreOffice_project/00m0$Build-3</meta:generator>
    <meta:document-statistic meta:object-count="119"/>
  </office:meta>
</office:document-meta>
</file>